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8adc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df2d9"/>
    </style:style>
    <style:style style:name="P15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1f90df" style:font-size-asian="12pt" style:font-size-complex="12pt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Table_20_Contents" style:list-style-name="L2"/>
    <style:style style:name="P18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paragraph-rsid="001df2d9" style:font-size-asian="12pt" style:font-size-complex="12pt"/>
    </style:style>
    <style:style style:name="P19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paragraph-rsid="0023114a" style:font-size-asian="12pt" style:font-size-complex="12pt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f2d9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font-style="normal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1f90df"/>
    </style:style>
    <style:style style:name="T2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3" style:family="text">
      <style:text-properties officeooo:rsid="0023114a"/>
    </style:style>
    <style:style style:name="T24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670727408" text:id="ct14071967072740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670422592" text:id="ct14071967042259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670727760" text:id="ct1407196707277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79135744" text:id="ct1407197791357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634451568" text:id="ct14071963445156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697297616" text:id="ct14071969729761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719670727408"/><text:change-start text:change-id="ct140719670422592"/>Adopt<text:change-end text:change-id="ct140719670422592"/>ed<text:change-start text:change-id="ct140719670727760"/> as a <text:change-end text:change-id="ct140719670727760"/>NMRA <text:change-start text:change-id="ct140719779135744"/>Standard<text:change-end text:change-id="ct140719779135744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719634451568"/><text:change-start text:change-id="ct140719697297616"/>Version History<text:change-end text:change-id="ct14071969729761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3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list xml:id="list7278907152852709866" text:style-name="L2">
              <text:list-header>
                <text:p text:style-name="P17"/>
              </text:list-header>
            </text:list>
          </table:table-cell>
          <table:table-cell table:style-name="Table2.C2" office:value-type="string">
            <text:p text:style-name="P15"><text:span text:style-name="T20">Minor grammatical corrections and </text:span><text:span text:style-name="T21">readability</text:span><text:span text:style-name="T20"> improvements </text:span><text:span text:style-name="T21">as well as the following specific changes: </text:span><text:span text:style-name="T20"><text:s/></text:span></text:p>
            <text:list xml:id="list2378110158592418605" text:style-name="L2">
              <text:list-item>
                <text:p text:style-name="P18"><text:span text:style-name="T20">Added "(Normative)" label to </text:span><text:span text:style-name="T22">4 Format</text:span><text:span text:style-name="T18"> </text:span><text:span text:style-name="T20">&amp; </text:span><text:span text:style-name="T22">5 Allocation</text:span><text:span text:style-name="T19"> </text:span><text:span text:style-name="T20">section titles </text:span></text:p>
              </text:list-item>
              <text:list-item>
                <text:p text:style-name="P19"><text:span text:style-name="T20">Added Row to</text:span><text:span text:style-name="T18"> </text:span><text:span text:style-name="T22">5.2 Well-Known Automatically-Routed</text:span><text:span text:style-name="T20"> table </text:span></text:p>
              </text:list-item>
              <text:list-item>
                <text:p text:style-name="P19"><text:span text:style-name="T20">Changes and additions to</text:span><text:span text:style-name="T18"> </text:span><text:span text:style-name="T22">5.3 Well-Known</text:span><text:span text:style-name="T18"> </text:span><text:span text:style-name="T20">table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8adc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9:02:43.041456858" text:date-adjust="PT1440H00M00S">Apr 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0.4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1DT11H8M5S</meta:editing-duration>
    <meta:generator>LibreOffice/4.4.0.3$MacOSX_X86_64 LibreOffice_project/de093506bcdc5fafd9023ee680b8c60e3e0645d7</meta:generator>
    <dc:date>2016-02-08T09:02:42.884201000</dc:date>
    <meta:printed-by>Bob Jacobsen</meta:printed-by>
    <meta:print-date>2010-09-15T08:46:04</meta:print-date>
    <meta:document-statistic meta:table-count="2" meta:image-count="0" meta:object-count="0" meta:page-count="1" meta:paragraph-count="20" meta:word-count="124" meta:character-count="764" meta:non-whitespace-character-count="652"/>
  </office:meta>
</office:document-meta>
</file>